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fo:font-size="160pt" style:font-size-asian="160pt" style:font-size-complex="160pt"/>
    </style:style>
    <style:style style:name="P2" style:family="paragraph" style:parent-style-name="Standard">
      <style:paragraph-properties fo:text-align="center" style:justify-single-word="false"/>
      <style:text-properties fo:font-size="88pt" style:font-size-asian="88pt" style:font-size-complex="8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in </text:p>
      <text:p text:style-name="P1">Cub Scouts</text:p>
      <text:p text:style-name="P2">Come To Our Picnic </text:p>
      <text:p text:style-name="P2">8/23/08</text:p>
      <text:p text:style-name="P2">Martin Road Park <text:s/>4:00PM</text:p>
      <text:p text:style-name="P2">For More Info Call 410-917-264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0071in" fo:page-height="16.979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8-17T15:47:23</meta:creation-date>
    <dc:date>2008-08-17T16:00:43</dc:date>
    <meta:editing-cycles>1</meta:editing-cycles>
    <meta:editing-duration>PT1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1" meta:character-count="96"/>
  </office:meta>
</office:document-meta>
</file>